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0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CAGLR1021F11.g:QKGRVSQHQSSSSSRLEPFRLPARDTGVGTGMAKLLLPALLLAASACIGAHAKFSRHSFPKDFVFGTGSAAYQYEGAYNEGGKGPSIWDKFTHIPGKILNNDTGDEQMTCTIXYKEDVQLLKDMNLDAFRFSIAWTRILPNGSLSGGINKEGVAFYNNLINEVIAKGLKPFVTIFHWDTPLALEDKYGGFLSENIIKDYVDFAEVCFKEFGDRVKYWTTFNEPWTYSSQGYAVGKFAPGRCSSYVSKSCSAGDSAREPYIVTHNIILAHAEAVALYNAKYKPAQRGQIGITVVSNWYVPNDANSTADIKAVQRSLDFMYGWFLDPIVHGEYPGTMMGYLGDRLPRFTAAQAKLIKGSYDFIXRNLLHRYFTSGKPAPNGLEQSYDGDIRANTFGVRDGVALRQAGFVPNFFKYPQGLR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GLR1064G02.g:XASADAWADAWAQTADGEQTEPHTPPTPAGPQASSSMDLVLLEKALLGLFAAAVVAIAVAKLTGKRYRLPPGPPGAPVVGNWLQVGDDLNHRNLMALAKRFGDIFLLRMGVRNLVVVSTPELAKEVLHTQGVEFGSRTRNVVFDIFTGKGQDMVFTVYGDHWRKMRRIMTVPFFTNKVVAQNRAGWEEEARLVVEDVRRDPRAAAEGVVIRKRLQLMMYNDMFRIMFDRRFESEEDPLFNKLKAL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GRT2038D08.g:MATAEHTSSSLPFRSVDLPDVPRSWRQLPGPAGHLRALTCGDGGGGLFSGAHRADAPHRSAGEGRSVLGWKPAGLPLPERLRLRNPQLDRISSGRSLVHQNNTTETCFERKMTSYGSSKLMEAITFDGIFSNQQTQNPDFYNWNKVFVRYCDGASFSGDAEGEAQDGTRLFFRGSRIWDAVVDELMGKGMDTAKQALLAGCSAGGLATLVHCDNFRARFPQEVPVKCLPDGGFFLDVKDLSGERHMRSIFNGVVQLQNVSKVLPKDCLAKKDPTECFFPAELTKSISTPTFIVNSEYDAWQVXVITILFITSSTGHLGNILTAVSTIRSSPDCNVVAPEDRILETHGRTAELISGTAVPSRSMCCMVXPLAYLANLLCFGFHQATVLISVTRNVPCAPAGFRRELLRELKVAEGERGWGLFIDSCFTHCQTQSSDSWHSPTSPRLGNRTVAEAVGDWYFGRRRVVKQIDCKYPCNPTCSSXVALNWLLHDQHWTELRFMGVFVFFSPSHRPNLLARFISHGVTFFSHNKSANSTFQ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BFRT1064A01.g:MTVVDAVSTDAAGAPAAAAAPVQPAGNGQTVCVTGAAGYIASWLVKLLLEKGYTVKGTVRNPDDPKNAHLKALDGAAERLILCKADLLDYDAICRAVQGCHGVFHTASPVTDDPEQMVEPAVRGTEYVINAAAEAGTVRRVVFTSSIGAVTMDPSRGPDVVVDESCWSDLEFCKKTRNWY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BGLR1044G01.g:XDAWVAIDARITIIWVWAGAQRTALWESHSWTEFEDVVITGHNGSINGQGEVWWMKHRRRILNNTRPPLVQLMWSKDIIVANITLRNSPFWHLHPYDCTNVTVSNVTILSPVSGAPNTDGIDPDSCQDVLIENCYISVGDDAIAVKSGWDQYGIAYGHPSSNILIRNVTARSLLSAGISIGSEMSGGVANVTVENVRIWE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BGSB1026A09.g:XNSPADQAAAERSRDFHVGWFLHPIIYGEYPKSVQKIVKERLPKFTADEINIVKGSIDYVGVNQYTAYYVRDQQPNATTLLSYSSDWHAEFVYERNGVPIGPRANSDWLYIVPWGLYKAVTYVKEKYGNPTMFLSENGMDDPGDVTVAQGVHDATKVAYYRSYISKLKEAIVGGANCVGYFAWSLLDNFEWKLGYTVQXRLVYVISDTQTVPQESAYWFXDVITGH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LR1001A05.g:XQLGSHGSMTLNTNELIALFSRYVNQGKGMLQRHQLLAEFDALFDSDKEKYAPFEDFLRAAQEAIVLPPWVALAIRPRPGVWDYIRVNVSELAVEELSVSEYLAFKEQLVDGNSNSNFVLELDFEPFNASFPRPSMSKSIGNGVQFLNRHLSSKLFQDKESLYPLLNFLKAHNYKGTTMMLNDRIQSLRGLQSSLRKAEEYLLSVPQDTPYSEFNHRFQELGLEKGWGDTAKRVLDTLHLLLDLLEAPDPANLEKFLGTIPMMFNVVILSPHGYFAQSNVLGYPDTGGQVVYILDQVRALENEMLLRIKQQGLDITPKILIVTRLLPDAVGTTCGQRLEKVIGTEHTDIIRIPFRNENGILRKWISRFDVWPYLETYTEDVASEIMLEMQAKPDLIVGNYSDGNLVATLLAHKLGVTQCTIAHALEKTKYPNSDIYLDKFDSQYHFSCQFTADLIAMNHTDFIITSTFQEIAGSKDTVGQYESHIAFTLPGLYRVVHGIDVFDPKFNIVSPGADMSVYYPYTETDKRLTAFHPEIEELIYSDVENDEHKFVLKDKNKPIIFSMARLDRVKNMTGLVEMYGKNARLRELANLVIVAGDHGKESKDREEQAEFKKMYSLIDEYNLKGHIRWISAQMNRVRNAELYRYICDTKGAFVQPAFYEAFGLTVIESMTCGLPTIATCHGGPAEIIVDGVSGLHIDPYHSDKAADILVNFFEKCKADPSYWDKISQGGLQRIYEKYTWKLYSERLMTLTGVYGFWKYVSNLERRETRRYLEMFYALKYRSLASAVPLSFDXCGKEEPQSGVVENHHLHFDCSLQFXIVSCVFELCVLRFQALWFLFASFGQRWLVPFKELAAPFASNKRLLVHLSSKVQCNVLLPKSSFLTDGDVMFCQF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LR1001C05.g:MTERRELLLLALFGVLHLVRLLPLAASQSFIGINYGEVADNLPPPSSTARLVQSTTITKVRLYGTDPAIISAFAGTGISLLLGATNGDIANLASSPAAAAAWVAAHLPASSPAVSTVSVGNEVLFADASLASQLVPAMQNLYDALPPNSSVKVSTVNAMDVLASSDPPSSGAFKPELAAALDPLLAFLSKTGSPFLINPYPYFAYLSDPRPETLAFCLFQPNAGRADAGSGLTYTNMFDA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LR1080D07.g:MGLPVVGVMVPAAACTGGEEQPEELGSLVVRVAVPVKSQVAPLALLFW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RT1001G07.g:XVVVWSNKTGITLQGRGNLNTTIVWNDTANSSGGTFYSATVAVLAASFVAYNVSVQNTAPPADPGGAGGQAVALRVAGDQAAFYWCGFYSSQDTLLDEQGRHFFQGCYVEGSIDFIFGNARSLYHGCTISSVANAAADGTVTGSVTAHGRASPADRTGFAFVGCTVVGTGQVWLGRAWGPYATVVFARTYLSAVVAPGAWNDWNDPARQQSVFFGEYDCTGPGASGGPVQRVAYARQLDQRQAAPFMDVSYIDGNQWAVPPLPPPMQMQGAAGEDIIISAEFSHGQAXQHVNLVNSVNNQSAMYGTVDPRSVRSRVINYEMSKEERPLFSRVSTGVDLTTCKPLAGRRIRVTANTNSPPPVAASSSSFDSSLMGTHPPSLCIPTQCCCCIFHGGGDEEVXSRGHEDGAARLQLVGVEEALAGAVPVLVCRGGRHRKRAKGTSGDDGVVASRWRPDSGGGVTGAVDGSVRPADAEKAGGDTSCCGSLAXGADGEDGGRGRAELLLALLALRSTTGDGDSEVSTDEAGDDGGATKASXRLRRVARKWWMLELPAACSAQGAPVSGDRDASAMRCGWPCGRNHLSFAFRRDHHLVFFCSGEAGVVVELLLVALEAVLVALAAAAKTMAAACTVSSSCCRCIFFLFPF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RT2003F04.g:MAPGLGLAYPWGRDVRRGTPVVVTTENPNYSVVEIDGPEAEALRAGVPGPTMDKGRGRSAKQFTWVLLLRAHRAAGCLASLAAVTWALPSAVAKRFRR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RZ1001B11.g:RSRGRGENRYKDAASVVGSRVDLESQPTLFPPLFSLSSSSLQAAAPAAESSAPLTXNASPSLVVSERPPSRQGFKGEELSWEEDCYSHEGPHSRRRLRHSPATADISVPKPLVDFGNKPMILHQIEALKEVGVTEVVLAINYQPEVMLNFLKDFESKLGIKITCSQETEPLGTAGPLALARDKLVDGSGDPFFVLNSDVISEYPFAELIEFHRAHGGEATIMVTKVDEPSKYGVVVMEEGTGKVERFVEKPKVFVGNKINAGIYLLNPSVLDRIELKPTSIEKDVFPRIAADEALFAMVLPGFWMDIGQPRDYITGLRLYLDSLRKKAPARLASGAHVLGNVLVHETAVIGEGCLIGPDVAVGPGCVVEAGVRLSRCTVMRGARVKQHACVSSSIIGWHSTVGKWARVENMTILGEDVHVCDEIYSNGGVVLPHKEIKSSILKPEIVIDPGGNLSGGAKSKLQGLPLHPIPMW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RZ1001C04.g:MTKHTEDSIHRLNLSESTLIELLLPSYXLAVNCNKTNNLIIMKLTLSTQHRVLLKKKSFSVLGKFRPLNHVPVWKDERPPSIRVEDDLKVYIIYPVGLTQCQHCTVSDLEMIQNSSNIKDHACAKFQVNFGNYDLGICFPLILTGLHHVEFQLYYSVGCFCIAKKLMLASTDHLPVEIFHDSEQQCLTSGTTVADLSEITSITLQLLKLKEPQAKAPSIAQTRKQEYSVVIQTGVGTMLCYLCGSSCTTNRSYLGSVGVLAGCDLCDSSCAMSPPGKSDALRWGVEALSAAASRWRLGAPDQGDHAGAEGCPPWEAGSGGVEALSAASRRIDLRGALHGGVAPAA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CCST3144C06.g:XHPPTYYEDMQRAVFCLCPLRWAPWSPRLVEAVVFGCIPVIIANDIVLAFADAIPWEEIGVFVAEDDVPKLDTILTSIPMEVILRKQRLLANPSMKQAMLFPQPAQPGDAFHQILNGLARKLPHGEGVFLKSGQKVLNWTEGPRGDLKPWXGVVDGTAQPDERLIDDDDDEYSHATDVNVKHLPAHQDLCFLLRRCVCSACMTVSVLTFILALAYYRLQIMXMYGCCIILSYTVDGGEKKRLTPIHVTANDDVFQSWML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PAM1024A02.g:MATGPAAAAAHAAGGRSRLIHLHFYMHDITGGPGQTAVQVVKGPGPAHPAMPGYHFGDTTVIDDALTDGPSASSSRLVGRTQGTYTLASLTEPVLAVSMTVALTGGAYNGSTVAVVGRDDVSAGVRELAVVGGTGALRGATGHVLWRTARMESRDHMVLELDVYATVPAASPALLRGPASCVRWPDALTSTVPRRDRIGHGFHLPCTIV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PAM2013C08.g:XDAWADAWADAWERNPQPLPLGISKSLSGRKNSSVLLPDPIPMAPTVAVAAAEKGRQHTGKAVGLAAHDASGHLAPLTITRRSTGDDDXSDKDSLLRDVSPDLHSIKNEWNIAMYPMVPGHEIAGVVTEVGKNVTKFKPGDRVGVGCMVNSCQSCDSCTEGFENTCRGGIIFTYNSVDRDGTVTYGGYSTAVTVHERFVVRFPDAMPLDRGAPLLCAGVTVYSPMKHHGLLDAAPGKKQKHVGVLGLGGLGHVAVKFAKALGMKVTVISTSPGKKQEAIDRLGADGFVVSRDDEEMKAAASSMDAIINTVSANVPLAPFMGLLKPNGKMIMVGLPTKALEIPXFDLIM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EQFL5044F07.g:MCVARLVHVLRVARATPARSPPPYSSSTTSRFPLGFSHDRGTWYHLWVRSPQLDMHWSSRYVXGVAAPPAAAGEALYDQNRPAWCPFTHIWPLPMLPMSRX,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SCEQFL5044F07.g:XLDMGSMGKGQMWVNGHHAGRFWSYRAYSGSCRRCSYAGTYREDQCMSNCGDLTQRWYHVPRSWLKPSGNLLVVLEEYGGGDLAGVALXDTEHMNKASDNIASNSYILRPDVEQTNHAVFVDGIYTTLKSHHSNGYTTRKGRMAFISADRRVWLPAISAAAGTAASCTGRPPAHTWRPIHW,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CEQRT2029C08.g:MSTIIFQSSAKQRRFIEDIYCGVCYADVIWTQNKHNDSQYPLVPGHEIAGVVTEVGTDVKGFKVGDHVGVGTYVNSCRDCENCNSSLENYLPKSVFTFNRIDTDGTITKGGY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QRT2099E04.g:XTHSDRVVQMLGYLKAMNAPLRDLLRSLPAVDALVVDMFCGDALGVAAELNLPVYYFYASGASALAVFLNLPRMMATDFQLETNGGDSVLSLPGAPPFKASELPELIRNGSQAGKAVLRMLYLFPEANGILVNTFESLETRAVRPLRDGLCVPDRSTPPVYCIGPLVSGGGEKDHECLRWLDM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ZLB1007H04.g:XNVSSSRQLDLQAKDLIRAARTGIADCKPLFDPQLKIQRLKDTIFAQNELLARAKKRGAFASLIAAKSIPKPLHCLAVRLTAERIARPDHYADPVPPPLALEDPALFHYAIFSDNVLAASCVVRSAVANSNDPSKHVFHVVTDRMNLGAMQVIIRRMDLKGAHYEVKAFEDYKFLNSSYVPVLRQLESANLQKFYFENKLENATKDASNMKFRNPKYLSMLNHLRFYLPEMYPKLHRILFLDDDVVVQRDLTGLWKIDMDGKVNGAVETCFGSFHRYAQYMNFSHPLIKAKFNPNACGWAYGMNFFDLDSWRREKCTEQYHYWQNQNENRTLWKLGTLPPGLITFYSTTKPLEKSWHVLGLGYNPSISMEEIRNAAVVHFNGNMKPWLDIGMNQFRHLWTKYVDYDDSYIRQCNFXTTIEGLIICIEDFLHSSTENRAVCPLELETATRGNVAHTYAASTFSVEIQGVSQVQLKEPPQFFLAHNVIKL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ZRZ3015A12.g:XSTDLEASACCKHFTAYDLENWHGITRYVYDAKVKCQQLPMIECLGWQVTAQDLEDTYNPPFKSCVEDGHASGIMCSYNRVNGVPTCADYNLLSKTARQGWGFYGYITSDCDAVSIIHDAQGYAKTAEDAVADVLKAGMDVNCGGYVQEHGASALQQGKITEQDIDRALHNLFAVRMRLGLFNGDPRRNRYGNIGPDQVCTQEHQDLALEAAQDGIVLLKNDGGALPLSKSGVASLAVIGFNANDATRLLGNYFGPPCVTVTPLQVLQGYVKDTSFVAACNSAACNVTTIPEAVQAASSADYVVLFMGLDQDQEREEVDRLDLTLPGQQQTLIESVANAAKKPVVLVLLCGGPVDVSFAKTNPKIGAILWAGYPGEAGGIAIAQVLFGEHNPGGRLPVTWYPQDFTRVPMTDMRMRADPPTGYPGRTYRFYRGPTVFNFGYGLSYSKYSHRFVTKPPPMSNVAGLKALETTTAGGMATYDVEAIGWETCDRLKFPAVVRVQNHGPMDGKHPVLVFLRWPNATDGSGRPARQLIGFHSLHLRAMQTAHVEFEVSPCKHFSRATEDGRKVIDQGSHFVMVGEDEFEMSFMXMIPVVNCDGSLKRFLRIPMLSYNLFKREKGNWSKITA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FFL1C04A05.g:MAGKQFPSPAHSRLASSAFSRRLLAAVAASLILLTASYFLLLSPSAHRSAPAILASPSATTSFLASLDRFLSDPHPSASAAAPGELDAAIRVQEEARLYGDDPAWPAPAAGPLRVYVYEMPSKFTYDLLRLFRDSYRDTDNLTSNGSPVHRLIEQHSIDYWLWADLTAPESQRLLKSVIGFSGKKKLTFXYVAILHDNQFFLLENQECKALYR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FLR1074C05.g:HPTIIKVLWDSSSKSKSNQAAGDGIPSLIYVSREKSPTQHHHFKAGAMNVLTRVSAVVTNAPIMLNVDCDMFANNPQVALHAMCLLLGFDDELHSGFVQAPQKFYGGLKDDPFGNQMQVIYEKVGLGVAGLQGIFYSGTGCFHRRKVIYGVPPDSSTTSIKDSPSYKELHNRFGSSKELIESARSIISGDMFKAPMVVEGQ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FRT1061B11.b:XYFISLTDSXFRNLPTGDVVDKLIAEWKTHSHAGVADADGYYEAELFHGDYKVTVSHPVANSTVVQSLSVDRETNTDSEYTIXRLVAALSPIYVASFLVLLLXLGGDRYTIRIHMCMCMIVGLDFRVLW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FRZ2005F03.g:MAATTSSSRAASTTLLLLLCAAALAPGATAADDTGFTTFKLYFHDIVAGTSSPTAVRIAQAASSNTSSTSFGAVVAIDDPLTTGPTRASGTEIGRAQGTYTFADQKTFGLLMVMNFVFTGGEHNGSTLSIMGRNEVLSDIREMSIVGGSGKFRMAKGYVQAHTIDSGATFGETVVQYTVNVKV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FRZ2027H04.g:MARLLLLAAAAAAFLAASAASPVASDFIRKSCRATQYPSVCEQSLASYGGSPPPRSPRELARAALSVSADRASAASAYVGRLCGAGAGAKGAKKGSGSRPAAAAGPVRDCLENLADSVGHLRDAAQEMGGAGMSRSGTPAFKWHLSNVQTWCSAALTDENTCLDGLSARGVDAGTRAAIRGKVVEVAQVTSNALALVNKVGPGY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FST1048H08.g:MTMKQQQTVILYPSPGVGHIVPMVHLAKVFLRHGYDVTMVMAEPAASSPDFRIVDVDRVAAANPAITFHVLPPVPYADLAVSGKHHFLLTLQVLRRYNDELERFLRSIVPRQRVHSLVVGMFSTDAVDVGAKLGLPVYTLFASAAATLAVVAQLPALLSGRRGAGLKELGDTPLKFLGVPPFPASHLVRELL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LAM2094C07.g:MRVLAVVLLAAACAAAAGGGGELPEFREAPAFRNGAACAGAPTIHIAMTLDATYLRGSLAGVLSVLRHAACPESIAFHFVASSGFPGXAALARSXGRLRAG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JLST1027C06.g:MSLFFSTPMRNAASASEARRLPLPASFGSVTAYSLTNTLGPLRDVLSNILFIWKI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MCST1055D01.g:XHAWAKGKKKAWARTPAVRKDCGLFCLKSPNAPAAATTFCMRLLLARAADVVLEFGARAVPPSIRPPSRDSVRYLYCSFQSGFADACAATGALRPASSWACPPDTLSGAQSDLLYYNLLPSASILRGLQMRPLEIEATQTATLKVDATPHLSRTIHDTVYGLFFDDINHAGACGIWAKLVNNLGFEAGGSHTPSNIVPWAIFGDDS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QGFL4080A05.g:XSPAGDTPSSARLFDAIVSGCIPVIISDELELPFEGILDYREIALFVSSSDAVQPGWLVKYLRGIDTKRIREIQSNLVKYSRHFLYSSPAQPLGPEDLTWRMIAGKLLNIKLQIRRSQRLVRESRSICTCECRVGNTTRML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QGLR2025B01.g:KLKVKPGKTYMLRIINAALNDELFFSIAGHPLTVVDVDAVYIKPITVETILITPGQTTNVLLTTKPSYPGATYYMLAAPYSTARPGTFDNTTVAGILEYEDPTSPPPHAAFNKNLPVLKPTLPQINDTSFVANYTAKLRSLATAEYPAAVPQEVDRWFFFTVGLGTHPCAVNGTCQGPTNSSRFAASVNNVSFVLPTKALLHSHFTGLSSGVYESDFPVAPLTPFNYTGTPPNNTNVANGTKLMVIPYGTNVELVMQGTSILGIESHPLHLHGFNFFVVGQGYGNYDPVNDPAKFNLVDPVERNTVGVPAGGWVAIRFLADNPGVWFMHCHLEVHTTWGLRMAWLVLDGNLPHQKLLPPPSDLPK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QGST3123C08.g:CHTTPHPVSCLAAVASHLDASAAGAKVAEASAVSVQLLPPNVLSVLLASLRGAESALSSLSPALSALSAPPAGSPAGASLRRGAAQDCQELHAATLSSLSRSASLLAAPGEGQGIPAALTNKATCLDGLAGASGPRIGGLLVSLDDAYEHVSNSLALVARRGGGGVPAAGFVNAVAKTVHNRRLLQDDDDDDDDDSDGDDDDNSSADDDDDDSNGDDSGGNTGQPAATVITVAKDGTGNFRTVGEAVAAAPNNSETRTV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QSRT1035C08.g:MYSANHWGGSFEIADGAAEDDHSRNMDLDRGALSARQHHELDETQQSWLLGPPEAKKKDKYVDLGCVVVKRKVLWWALWCVVAAFVLIGLPIIIAKSIPHKKPGPPPPDQYTEALHKALLFFNAQKSGHLPKNNGIKWRGNSGLSDGSDAKDVKGGLVGGYYDAGDNIKFHFPMAFSMTLLSWSVIEYSAKYKAMGEYDHVRELIKWGTDYLLLTFNSSASTIDKLYAQVGSAKINGSRPDDHYCWNRPEDMAYPRPSLSVSSGPDLGGEVAAAL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FAD1020D07.g:XSLAFENSNEEDYVTEKFFQSLVAGSIPVVVGAPNIQEFSPGEGAILHIKELDDVASVAKTMKNIASNPDAFNQSLRWKYDGPSDSFKALIDMAAVHSSCRLCIHIATKIHLKEEMTPKFTNRPCSCSSKKGTVYHLFVRERGRFKSESIYMRSGQLTLGALESAVLGKFRSLNHVPCMEGRKTTEY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FAM2128D09.g:RFLWVLRGPPEHGTKLSSDGDLAELLPPGFSERTKGRGLVWPRWAPQKEILAHAAVGGFVTHCGWNSVLESLWFGVPMLTWPWAAEQHYNAFTLVAGMGVAVAMEVRRKEDNFVEAAELERAVRALMGGAEGTTAREKAREMKAACRRGVEEGGSSYASLQRLCDALHKGAVLPAKFP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FHR1008D11.g:MTACGGGARMPAAAAAAKMAAPWVLGCSLLLCLATFQGAEGAIGVNYGMVANNLPAPEQVISMYKAKNISYVRLFHPDTTVLNALRGSGIGVVLGTLNEDLPRLASDSSYAASWVATNVQPFAGAVQFRYINAGNEVIPGD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ULB2063B10.g:XVLISGVNLRPACSLKIYLYDLPAKFTYGVVRSYTAARAPSGSADAAAALPDELLRYPGHQHAAEWWLFKDLLRRRPWDRPVARVDDPSDADLFYVPFFSSLSLVVNPIRSPPAANASGAAAAYSDEAMQEELLEWLERQPYWRRHWGRDHIFICQDPNALYRVIDRISNAVLLVSDFGRLRSDQASLVKDVILPYSHRINSFKGEV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BAD1054A07.g:MSAVIPCCPAKSSIAWQSAILPTPFPATRFPPVMMAYAGSSSGVLGAPTTTICPMGFSSASSGTIWCPAETVSMMPSIVPAAAFICSVSRLTKNSSAPRRSIASSRLAGDELITVTAIPNAXAELDGDVTKATEADDAEALSWHVEAVSTMGLYTEMSGFVDGLLCRCSMETLNKSVRPCLLGEQNYPGTTGYMALPHSFLMMWRSVWQTPQKSILIVTSP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BFL4063A12.g:XHLRIYLPELFPNLNKVVFLDDDIVVQRDLSPLWAINLEGKVNGAVETCRGEDNWVMSKRFRTYFNFSHPVIARSLDPDECAWAYGMNIFDLAAWRKTNIRDTYHFWLKENLKSGLTLWKFGTLPPALIAFRGHVHGIDPSWHLLGLGYQDKTDIESVRRAAVIHYNGQCKPWLDIAFKNLQPFWTKHVNYSNDFVRNCHILEPQHVKDDLQKMLDTAREYSXMIRLLAGEADCFWINILVNQESNQHSIQLTIPAKTGIQIPQEFSSVSQGNTILTICIILVHHSFLYCNCT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BLB1032E01.g:MGSKAAILATAVLAVLFSAPVLAQKSSPPAPAPVSLSPTPAPAPAPHYVDLAELLSVAGPFHTFLNYLEKTNVIETFQGQANNTKVGITIFVPKDSAFAALKKSTFSNLTSDQLKTLLLYHAFPKFYSLAEFKNLSSLNPVSTFAGPPYNLNLTDDMGSIYVQSMWSRPEIASSVYATKPVAIYALNKVLLPLQLFN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BLB1034B05.g:XPAPARRPRGGPAMKGSSHSQAGAQAGRRRRWGWLLPLLVGAAFLAEIAFLGRLDMAKNAEAVESWTTSFYRRSAHWGDAVGGGATPRAGGDGDSEDEEIRRCEQRLEREDAVPYDRDFDRDPVLSVALPRIGINA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BRT3039E08.g:MAGRALTHFQLTATILVALVATCHAGSIAVYWGQNDGESSLSATCASGNYKFVILAFVYKFGKGQTPDLNLAGHCEPSSGGCKFLSKDIQSCQRRGIKVLLSIGGGWGSYGLSSERDAREVAAYLWNNYLGGTSSSRPLGDAVLDGVDFDIEQGSAKFWDSLARDLKNLGKKKGSKGVLLSAAP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BRZ3120B08.g:XWGPLKGPGDXKVVLGKYVXNGPFFKRFLAQGPRLVEGQRGFTPGKASFGAGRVIPVGWAATATFXDSKGEIAAFFGNGQPEDHKVSXYINEIDGPSKKYCDPNNKAVAVPGGEKGTTGAAPLQISGNYNYGPAGQSIGLDGLGDPDAVARSALVAFRSALWYWMNNVHGVFVSGQGFGATIRAINGALECDGKNPDSVNNRVAYYKQFCQDFGVDPGSNLT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FFL4084B02.b:XHLRVFESPRASGRYLCAERVLHREDVVRILAKLFPEYPVPTRCSDEVNPRKQPYKFSNQKLRDLGLEFRPVSQSLYDTVKNLQEKGHLPVLGEQTTEADDKEAAPAAAELQQGGIAIR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GAM2078E10.b:XGFSCAKKVFDSPRFGARFGEHPTGFSGIKFLSRRGPWGFFTVVLKIFGLLETGFKVTRKEPFDGGAGEDADPGGFTFKLSPVFVPPTALTMLSIVAVAIGMWRMLVPGSGEKVPTGGPGVGEVVCCGWLVLWFWPFVRGLVPVGRGRYGIPWRVRFKAALLVATFVQLSTRM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SGLR1025E03.g:XVEVGKKHVNLMFVGDGIGKTVIKASRNVVDGYTTFRSATVAVVGNNFLARDLTIENSAGPSKHQAVALRVGADLSAFYRCSFAGYQDTLYAHSLRQFYRDCDVYGTVDFVFGDAAAVLQGCSLYARRPGPGQKNVVTAQGREDPNQNTGIVVQGGKVAAAADLVPVLGNVSSYLGRPWKQYSRTVFVQTKMEALVHPRGWLEWNGTFALDTLYYAEYMNRGPGADTSARVAWPGYHVLTNATDAANFTVLDFIQGDLWLNSTSFPYTLGF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UTLR1037C07.g:MVTTDKQSSTSYAGRGSGRRRNGARDSEPVSESDAVLLLLGACLAAVAALGAADYDARASRPPPVPLPVDGGARRVLVANGLGLTPQMGWNSWNHFQCDINEAVVRSTADALVATGLAKAGYKYVNLDDCWADYQRNKEGYLVANPKTFPSGIKALADYVHSKGLKLGIYSSAGTRTCSNRMPGSLGHEDKDAKTFASWGVDYLKYDNCYRDGTPETVRFGRMSRALKNSGRPIFYSLCEWGYMEVPKWGGMYGNSWRTTGDISDTWSGMLDNIDRNDAYARYAKPGGWNDPDMLEVGNGGMAYNEYVVHFSLWAIAKAPLVIGCDVTRVSKETLGILSNAEVIAINQDRMGVQGKKVKKYGNDLEVWAGQLSRHRKAVLLLNRGATRSASITAAWPDVGIRRGVTVEARDVWKHETLPGRFTGSLTAVVGPHSCKLFVLXTRSSLTAAPLEIHPSIWLDIKPDDFRFLLCSDCFDNKSPSAFVGELVXDLTCMVQRSVWRSNMPNKLDQQLRX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VPLR1049H06.g:MVTEXVXVGAERLPVGAAALARSCHSTTVTSRPAPWNVTYGFDAGTTTFSMYVPALICMMMRMVLPSGTESTACWMETKSPAPLASTTIFRTPTGCLYRWPECLLYSHFVAACWLAIGGRRLAMVTSTNKRMEPYCFAKLTRILEIARCDNVRKVEIARDNDMRFLQYAWP,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2:06:53.035130401</meta:creation-date>
    <dc:date>2018-08-30T12:09:16.081172423</dc:date>
    <meta:editing-duration>PT2M26S</meta:editing-duration>
    <meta:editing-cycles>1</meta:editing-cycles>
    <meta:document-statistic meta:table-count="1" meta:cell-count="50" meta:object-count="0"/>
    <meta:generator>LibreOffice/6.0.3.2$Linux_X86_64 LibreOffice_project/00m0$Build-2</meta:generator>
  </office:meta>
</office:document-meta>
</file>